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3BE00002E7F00002E7F55AFD5269404576E.svg" manifest:media-type="image/svg+xml"/>
  <manifest:file-entry manifest:full-path="Pictures/100000010000019E0000019E465C037EC63326B8.png" manifest:media-type="image/png"/>
  <manifest:file-entry manifest:full-path="Pictures/1000096600002ACA00002ACA4817784B3259CE3B.svg" manifest:media-type="image/svg+xml"/>
  <manifest:file-entry manifest:full-path="Pictures/10000001000001C2000001C2765DCD8234BFDBF7.png" manifest:media-type="image/png"/>
  <manifest:file-entry manifest:full-path="Pictures/10000001000001F8000001F8DD110216444EC1D3.png" manifest:media-type="image/png"/>
  <manifest:file-entry manifest:full-path="Pictures/10000001000001E5000001E511B5B7372FE5F7E2.png" manifest:media-type="image/png"/>
  <manifest:file-entry manifest:full-path="Pictures/10000468000032200000322051B013BF16C622B1.svg" manifest:media-type="image/svg+xml"/>
  <manifest:file-entry manifest:full-path="Pictures/100006250000340F0000340F4C5B82708FFBB11B.svg" manifest:media-type="image/svg+xml"/>
  <manifest:file-entry manifest:full-path="Pictures/100000000000099000000CC03E0DCC491AE87FC7.jpg" manifest:media-type="image/jpe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adornments="Gras" style:font-family-generic="swiss" style:font-pitch="variable"/>
    <style:font-face style:name="Calibri3" svg:font-family="Calibri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leau2" style:family="table">
      <style:table-properties style:width="16.902cm" fo:margin-left="0.116cm" table:align="left"/>
    </style:style>
    <style:style style:name="Tableau2.A" style:family="table-column">
      <style:table-column-properties style:column-width="16.902cm"/>
    </style:style>
    <style:style style:name="Tableau2.A1" style:family="table-cell">
      <style:table-cell-properties fo:padding="0.097cm" fo:border="none"/>
    </style:style>
    <style:style style:name="Tableau3" style:family="table">
      <style:table-properties style:width="16.963cm" fo:margin-left="0.051cm" table:align="left"/>
    </style:style>
    <style:style style:name="Tableau3.A" style:family="table-column">
      <style:table-column-properties style:column-width="1.998cm"/>
    </style:style>
    <style:style style:name="Tableau3.B" style:family="table-column">
      <style:table-column-properties style:column-width="14.965cm"/>
    </style:style>
    <style:style style:name="Tableau3.A1" style:family="table-cell">
      <style:table-cell-properties fo:padding="0.097cm" fo:border="none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4.249cm" style:rel-column-width="16380*"/>
    </style:style>
    <style:style style:name="Tableau1.B" style:family="table-column">
      <style:table-column-properties style:column-width="12.751cm" style:rel-column-width="49155*"/>
    </style:style>
    <style:style style:name="Tableau1.A1" style:family="table-cell">
      <style:table-cell-properties fo:padding="0.097cm" fo:border="none"/>
    </style:style>
    <style:style style:name="P1" style:family="paragraph" style:parent-style-name="Standard">
      <style:paragraph-properties fo:text-align="start" style:justify-single-word="false"/>
      <style:text-properties fo:color="#000000" loext:opacity="100%" style:font-name="Calibri1" fo:font-size="10pt" officeooo:rsid="002a189e" officeooo:paragraph-rsid="00840fe7" style:font-size-asian="10pt" style:font-size-complex="10pt"/>
    </style:style>
    <style:style style:name="P2" style:family="paragraph" style:parent-style-name="Standard">
      <style:text-properties fo:color="#000000" loext:opacity="100%" fo:font-weight="normal" officeooo:rsid="00c43321" officeooo:paragraph-rsid="00c43321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color="#0c0c0c" loext:opacity="100%" style:font-name="Calibri1" fo:font-size="12pt" fo:font-weight="bold" officeooo:rsid="0092b033" officeooo:paragraph-rsid="0092b033" style:font-size-asian="12pt" style:font-weight-asian="bold" style:font-size-complex="12pt" style:font-weight-complex="bold"/>
    </style:style>
    <style:style style:name="P4" style:family="paragraph" style:parent-style-name="Standard">
      <style:text-properties officeooo:rsid="0092b033"/>
    </style:style>
    <style:style style:name="P5" style:family="paragraph" style:parent-style-name="Standard">
      <style:text-properties fo:font-weight="bold" style:font-weight-asian="bold" style:font-weight-complex="bold"/>
    </style:style>
    <style:style style:name="P6" style:family="paragraph" style:parent-style-name="Standard">
      <style:text-properties officeooo:paragraph-rsid="0096479b"/>
    </style:style>
    <style:style style:name="P7" style:family="paragraph" style:parent-style-name="Standard">
      <style:text-properties officeooo:rsid="0096479b"/>
    </style:style>
    <style:style style:name="P8" style:family="paragraph" style:parent-style-name="Title">
      <style:text-properties fo:font-size="18pt" officeooo:rsid="00d4b186" officeooo:paragraph-rsid="00d4b186" style:font-size-asian="18pt" style:font-size-complex="18pt"/>
    </style:style>
    <style:style style:name="P9" style:family="paragraph" style:parent-style-name="Standard">
      <style:paragraph-properties fo:text-align="center" style:justify-single-word="false"/>
    </style:style>
    <style:style style:name="P10" style:family="paragraph" style:parent-style-name="Standard">
      <style:text-properties officeooo:rsid="00ae829d" officeooo:paragraph-rsid="00ae829d"/>
    </style:style>
    <style:style style:name="P11" style:family="paragraph" style:parent-style-name="Standard">
      <style:paragraph-properties fo:text-align="center" style:justify-single-word="false"/>
      <style:text-properties fo:font-size="11pt" style:font-size-asian="11pt"/>
    </style:style>
    <style:style style:name="P12" style:family="paragraph" style:parent-style-name="Standard">
      <style:text-properties officeooo:paragraph-rsid="00bd7645"/>
    </style:style>
    <style:style style:name="P13" style:family="paragraph" style:parent-style-name="Standard">
      <style:text-properties officeooo:rsid="00a9f176" officeooo:paragraph-rsid="00a9f176"/>
    </style:style>
    <style:style style:name="P14" style:family="paragraph" style:parent-style-name="Standard">
      <style:text-properties officeooo:paragraph-rsid="0086dcd9"/>
    </style:style>
    <style:style style:name="P15" style:family="paragraph" style:parent-style-name="Standard">
      <style:text-properties fo:language="en" fo:country="US" officeooo:rsid="00a89b06" officeooo:paragraph-rsid="00a89b06"/>
    </style:style>
    <style:style style:name="P16" style:family="paragraph" style:parent-style-name="Standard">
      <style:text-properties fo:language="en" fo:country="US" officeooo:rsid="00a9f176" officeooo:paragraph-rsid="00a9f176"/>
    </style:style>
    <style:style style:name="P17" style:family="paragraph" style:parent-style-name="Standard">
      <style:text-properties officeooo:paragraph-rsid="00a9d9b5"/>
    </style:style>
    <style:style style:name="P18" style:family="paragraph" style:parent-style-name="Standard">
      <style:text-properties officeooo:rsid="00c28239" officeooo:paragraph-rsid="00c28239"/>
    </style:style>
    <style:style style:name="P19" style:family="paragraph" style:parent-style-name="Standard">
      <style:paragraph-properties fo:margin-left="0cm" fo:margin-right="0cm" fo:text-align="start" style:justify-single-word="false" fo:orphans="2" fo:widows="2" fo:hyphenation-ladder-count="no-limit" fo:text-indent="0cm" style:auto-text-indent="false" style:writing-mode="lr-tb"/>
      <style:text-properties style:font-name="Calibri1" officeooo:paragraph-rsid="00c28239" fo:hyphenate="false" fo:hyphenation-remain-char-count="2" fo:hyphenation-push-char-count="2" loext:hyphenation-no-caps="false"/>
    </style:style>
    <style:style style:name="P20" style:family="paragraph" style:parent-style-name="Standard">
      <style:paragraph-properties fo:margin-left="0cm" fo:margin-right="0cm" fo:text-align="start" style:justify-single-word="false" fo:orphans="2" fo:widows="2" fo:hyphenation-ladder-count="no-limit" fo:text-indent="0cm" style:auto-text-indent="false" style:writing-mode="lr-tb"/>
      <style:text-properties style:font-name="Calibri1" officeooo:paragraph-rsid="00c43321" fo:hyphenate="false" fo:hyphenation-remain-char-count="2" fo:hyphenation-push-char-count="2" loext:hyphenation-no-caps="false"/>
    </style:style>
    <style:style style:name="P21" style:family="paragraph" style:parent-style-name="Standard">
      <style:text-properties style:font-name="Calibri1" officeooo:rsid="00c43321" officeooo:paragraph-rsid="00c61445"/>
    </style:style>
    <style:style style:name="P22" style:family="paragraph" style:parent-style-name="Standard">
      <style:text-properties officeooo:rsid="00c43321" officeooo:paragraph-rsid="00c43321"/>
    </style:style>
    <style:style style:name="P23" style:family="paragraph" style:parent-style-name="Standard">
      <style:text-properties fo:color="#009900" loext:opacity="100%" fo:font-weight="bold" officeooo:rsid="00c43321" officeooo:paragraph-rsid="00c43321" style:font-weight-asian="bold" style:font-weight-complex="bold"/>
    </style:style>
    <style:style style:name="P24" style:family="paragraph" style:parent-style-name="Standard">
      <style:paragraph-properties fo:text-align="center" style:justify-single-word="false"/>
      <style:text-properties officeooo:rsid="00b01753" officeooo:paragraph-rsid="00b01753"/>
    </style:style>
    <style:style style:name="P25" style:family="paragraph" style:parent-style-name="Heading_20_2">
      <style:text-properties fo:color="#3399ff" loext:opacity="100%" fo:font-size="15pt" officeooo:rsid="00a146af" officeooo:paragraph-rsid="00a146af" style:font-size-asian="15pt" style:font-size-complex="15pt"/>
    </style:style>
    <style:style style:name="P26" style:family="paragraph" style:parent-style-name="Heading_20_2">
      <style:paragraph-properties fo:margin-left="0cm" fo:margin-right="0cm" fo:text-indent="0cm" style:auto-text-indent="false"/>
    </style:style>
    <style:style style:name="P27" style:family="paragraph" style:parent-style-name="Heading_20_2">
      <style:paragraph-properties fo:margin-left="0cm" fo:margin-right="0cm" fo:text-indent="0cm" style:auto-text-indent="false"/>
      <style:text-properties fo:color="#ff9900" loext:opacity="100%" officeooo:rsid="00ae829d" officeooo:paragraph-rsid="00ae829d"/>
    </style:style>
    <style:style style:name="P28" style:family="paragraph" style:parent-style-name="Heading_20_2">
      <style:paragraph-properties fo:margin-left="0cm" fo:margin-right="0cm" fo:text-indent="0cm" style:auto-text-indent="false"/>
      <style:text-properties fo:color="#990000" loext:opacity="100%" officeooo:rsid="00ae829d" officeooo:paragraph-rsid="00ae829d"/>
    </style:style>
    <style:style style:name="P29" style:family="paragraph" style:parent-style-name="Heading_20_3" style:list-style-name="">
      <style:paragraph-properties fo:margin-top="0.046cm" fo:margin-bottom="0.011cm" style:contextual-spacing="false" fo:text-align="center" style:justify-single-word="false"/>
      <style:text-properties fo:color="#ff9900" loext:opacity="100%" fo:font-size="12pt" fo:font-weight="bold" officeooo:rsid="00b01753" officeooo:paragraph-rsid="00b01753" style:font-size-asian="12pt" style:font-weight-asian="bold" style:font-size-complex="12pt" style:font-weight-complex="bold"/>
    </style:style>
    <style:style style:name="P30" style:family="paragraph" style:parent-style-name="Heading_20_3">
      <style:paragraph-properties fo:margin-top="0.046cm" fo:margin-bottom="0.011cm" style:contextual-spacing="false" fo:text-align="center" style:justify-single-word="false"/>
      <style:text-properties fo:font-size="12pt" officeooo:paragraph-rsid="00b01753" style:font-size-asian="12pt" style:font-size-complex="12pt"/>
    </style:style>
    <style:style style:name="P31" style:family="paragraph" style:parent-style-name="Standard">
      <style:paragraph-properties fo:text-align="start" style:justify-single-word="false"/>
      <style:text-properties fo:color="#0c0c0c" loext:opacity="100%" style:font-name="Calibri1" fo:font-size="10pt" fo:language="en" fo:country="US" fo:font-style="italic" officeooo:rsid="008024c3" officeooo:paragraph-rsid="00be6f5f" style:font-size-asian="10pt" style:font-style-asian="italic" style:font-size-complex="10pt" style:font-style-complex="italic"/>
    </style:style>
    <style:style style:name="P32" style:family="paragraph" style:parent-style-name="Standard">
      <style:paragraph-properties fo:text-align="center" style:justify-single-word="false"/>
      <style:text-properties fo:font-size="9pt" officeooo:paragraph-rsid="00b01753" style:font-size-asian="9pt" style:font-size-complex="9pt"/>
    </style:style>
    <style:style style:name="P33" style:family="paragraph" style:parent-style-name="Standard">
      <style:paragraph-properties fo:text-align="center" style:justify-single-word="false"/>
      <style:text-properties fo:font-size="9pt" style:font-size-asian="9pt" style:font-size-complex="9pt"/>
    </style:style>
    <style:style style:name="P34" style:family="paragraph">
      <style:paragraph-properties fo:text-align="center"/>
    </style:style>
    <style:style style:name="P35" style:family="paragraph">
      <loext:graphic-properties draw:fill-color="#ff9900"/>
      <style:paragraph-properties fo:text-align="center"/>
      <style:text-properties fo:font-size="12pt"/>
    </style:style>
    <style:style style:name="P36" style:family="paragraph">
      <style:paragraph-properties fo:text-align="center"/>
      <style:text-properties fo:font-size="12pt"/>
    </style:style>
    <style:style style:name="P37" style:family="paragraph">
      <loext:graphic-properties draw:fill-color="#98fb98"/>
      <style:text-properties fo:font-size="12pt"/>
    </style:style>
    <style:style style:name="P38" style:family="paragraph">
      <loext:graphic-properties draw:fill-color="#a0522d"/>
    </style:style>
    <style:style style:name="P39" style:family="paragraph">
      <loext:graphic-properties draw:fill-color="#98fb98"/>
    </style:style>
    <style:style style:name="P40" style:family="paragraph">
      <loext:graphic-properties draw:fill-color="#87ceeb"/>
      <style:text-properties fo:font-size="12pt"/>
    </style:style>
    <style:style style:name="T1" style:family="text">
      <style:text-properties style:font-name="Calibri1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d99542" style:font-weight-asian="bold" style:font-weight-complex="bold"/>
    </style:style>
    <style:style style:name="T4" style:family="text">
      <style:text-properties fo:font-weight="bold" officeooo:rsid="0096479b" style:font-weight-asian="bold" style:font-weight-complex="bold"/>
    </style:style>
    <style:style style:name="T5" style:family="text">
      <style:text-properties fo:font-weight="bold" officeooo:rsid="00a89b06" style:font-weight-asian="bold" style:font-weight-complex="bold"/>
    </style:style>
    <style:style style:name="T6" style:family="text">
      <style:text-properties fo:font-weight="bold" officeooo:rsid="00a9d9b5" style:font-weight-asian="bold" style:font-weight-complex="bold"/>
    </style:style>
    <style:style style:name="T7" style:family="text">
      <style:text-properties fo:font-weight="bold" officeooo:rsid="00a9f176" style:font-weight-asian="bold" style:font-weight-complex="bold"/>
    </style:style>
    <style:style style:name="T8" style:family="text">
      <style:text-properties fo:font-weight="bold" officeooo:rsid="00c652d6" style:font-weight-asian="bold" style:font-weight-complex="bold"/>
    </style:style>
    <style:style style:name="T9" style:family="text">
      <style:text-properties officeooo:rsid="0096479b"/>
    </style:style>
    <style:style style:name="T10" style:family="text">
      <style:text-properties fo:color="#3399ff" loext:opacity="100%" style:font-name="Calibri1" fo:font-size="9pt" fo:font-style="normal" fo:font-weight="bold" officeooo:rsid="006e88b6" style:font-size-asian="9pt" style:font-style-asian="normal" style:font-weight-asian="bold" style:font-size-complex="9pt" style:font-style-complex="normal" style:font-weight-complex="bold"/>
    </style:style>
    <style:style style:name="T11" style:family="text">
      <style:text-properties fo:color="#3399ff" loext:opacity="100%" style:font-name="Calibri1" fo:font-size="9pt" fo:font-style="normal" fo:font-weight="bold" officeooo:rsid="00ab80f4" style:font-size-asian="9pt" style:font-style-asian="normal" style:font-weight-asian="bold" style:font-size-complex="9pt" style:font-style-complex="normal" style:font-weight-complex="bold"/>
    </style:style>
    <style:style style:name="T12" style:family="text">
      <style:text-properties fo:color="#009900" loext:opacity="100%"/>
    </style:style>
    <style:style style:name="T13" style:family="text">
      <style:text-properties fo:color="#009900" loext:opacity="100%" style:font-name="Calibri1" fo:font-size="9pt" fo:font-style="normal" fo:font-weight="bold" officeooo:rsid="00833836" fo:background-color="transparent" loext:char-shading-value="0" style:font-size-asian="9pt" style:font-style-asian="normal" style:font-weight-asian="bold" style:font-size-complex="9pt" style:font-style-complex="normal" style:font-weight-complex="bold"/>
    </style:style>
    <style:style style:name="T14" style:family="text">
      <style:text-properties fo:color="#009900" loext:opacity="100%" style:font-name="Calibri1" fo:font-size="9pt" fo:font-style="normal" fo:font-weight="bold" officeooo:rsid="00a9f176" fo:background-color="transparent" loext:char-shading-value="0" style:font-size-asian="9pt" style:font-style-asian="normal" style:font-weight-asian="bold" style:font-size-complex="9pt" style:font-style-complex="normal" style:font-weight-complex="bold"/>
    </style:style>
    <style:style style:name="T15" style:family="text">
      <style:text-properties fo:color="#009900" loext:opacity="100%" fo:font-weight="bold" style:font-weight-asian="bold" style:font-weight-complex="bold"/>
    </style:style>
    <style:style style:name="T16" style:family="text">
      <style:text-properties fo:color="#009900" loext:opacity="100%" fo:font-size="15pt" style:font-size-asian="15pt" style:font-size-complex="15pt"/>
    </style:style>
    <style:style style:name="T17" style:family="text">
      <style:text-properties fo:color="#009900" loext:opacity="100%" fo:font-size="15pt" officeooo:rsid="00a66c05" style:font-size-asian="15pt" style:font-size-complex="15pt"/>
    </style:style>
    <style:style style:name="T18" style:family="text">
      <style:text-properties fo:color="#ff9900" loext:opacity="100%" fo:font-weight="bold" officeooo:rsid="00b01753" style:font-weight-asian="bold" style:font-weight-complex="bold"/>
    </style:style>
    <style:style style:name="T19" style:family="text">
      <style:text-properties fo:language="en" fo:country="US" officeooo:rsid="00a9f176"/>
    </style:style>
    <style:style style:name="T20" style:family="text">
      <style:text-properties fo:color="#3f3f3f" loext:opacity="100%" style:font-name="Calibri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21" style:family="text">
      <style:text-properties fo:color="#3f3f3f" loext:opacity="100%" style:font-name="Calibri1" fo:font-size="9pt" fo:font-style="normal" fo:font-weight="normal" officeooo:rsid="00ab80f4" style:font-size-asian="9pt" style:font-style-asian="normal" style:font-weight-asian="normal" style:font-size-complex="9pt" style:font-style-complex="normal" style:font-weight-complex="normal"/>
    </style:style>
    <style:style style:name="T22" style:family="text">
      <style:text-properties fo:color="#3f3f3f" loext:opacity="100%" style:font-name="Calibri1" fo:font-size="9pt" fo:font-style="normal" fo:font-weight="normal" officeooo:rsid="00b38bca" style:font-size-asian="9pt" style:font-style-asian="normal" style:font-weight-asian="normal" style:font-size-complex="9pt" style:font-style-complex="normal" style:font-weight-complex="normal"/>
    </style:style>
    <style:style style:name="T23" style:family="text">
      <style:text-properties fo:color="#3f3f3f" loext:opacity="100%" style:font-name="Calibri1" fo:font-size="9pt" fo:font-style="normal" fo:font-weight="normal" officeooo:rsid="00b695be" style:font-size-asian="9pt" style:font-style-asian="normal" style:font-weight-asian="normal" style:font-size-complex="9pt" style:font-style-complex="normal" style:font-weight-complex="normal"/>
    </style:style>
    <style:style style:name="T24" style:family="text">
      <style:text-properties fo:color="#3f3f3f" loext:opacity="100%" style:font-name="Calibri1" fo:font-size="9pt" fo:font-style="normal" fo:font-weight="normal" officeooo:rsid="00d59edd" style:font-size-asian="9pt" style:font-style-asian="normal" style:font-weight-asian="normal" style:font-size-complex="9pt" style:font-style-complex="normal" style:font-weight-complex="normal"/>
    </style:style>
    <style:style style:name="T25" style:family="text">
      <style:text-properties fo:color="#3f3f3f" loext:opacity="100%" style:font-name="Calibri1" fo:font-size="9pt" fo:font-style="normal" fo:font-weight="bold" officeooo:rsid="00b38bca" style:font-size-asian="9pt" style:font-style-asian="normal" style:font-weight-asian="bold" style:font-size-complex="9pt" style:font-style-complex="normal" style:font-weight-complex="bold"/>
    </style:style>
    <style:style style:name="T26" style:family="text">
      <style:text-properties officeooo:rsid="00b01753"/>
    </style:style>
    <style:style style:name="T27" style:family="text">
      <style:text-properties fo:color="#000080" loext:opacity="100%" style:font-name="Calibri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28" style:family="text">
      <style:text-properties fo:color="#000080" loext:opacity="100%" style:font-name="Calibri1" fo:font-size="9pt" fo:font-style="normal" fo:font-weight="normal" officeooo:rsid="00b695be" style:font-size-asian="9pt" style:font-style-asian="normal" style:font-weight-asian="normal" style:font-size-complex="9pt" style:font-style-complex="normal" style:font-weight-complex="normal"/>
    </style:style>
    <style:style style:name="T29" style:family="text">
      <style:text-properties fo:color="#000080" loext:opacity="100%" style:font-name="Calibri1" fo:font-size="9pt" fo:font-style="normal" fo:font-weight="normal" officeooo:rsid="00ab80f4" style:font-size-asian="9pt" style:font-style-asian="normal" style:font-weight-asian="normal" style:font-size-complex="9pt" style:font-style-complex="normal" style:font-weight-complex="normal"/>
    </style:style>
    <style:style style:name="T30" style:family="text">
      <style:text-properties fo:color="#000080" loext:opacity="100%" style:font-name="Calibri1" fo:font-size="9pt" fo:font-style="normal" fo:font-weight="normal" officeooo:rsid="00d59edd" style:font-size-asian="9pt" style:font-style-asian="normal" style:font-weight-asian="normal" style:font-size-complex="9pt" style:font-style-complex="normal" style:font-weight-complex="normal"/>
    </style:style>
    <style:style style:name="T31" style:family="text">
      <style:text-properties fo:color="#1c1c1c" loext:opacity="100%" fo:font-weight="normal" style:font-weight-asian="normal"/>
    </style:style>
    <style:style style:name="T32" style:family="text">
      <style:text-properties fo:color="#1c1c1c" loext:opacity="100%" fo:font-weight="normal" style:font-weight-asian="normal" style:font-weight-complex="normal"/>
    </style:style>
    <style:style style:name="T33" style:family="text">
      <style:text-properties fo:color="#1c1c1c" loext:opacity="100%" fo:font-weight="normal" officeooo:rsid="00c43321" style:font-weight-asian="normal"/>
    </style:style>
    <style:style style:name="T34" style:family="text">
      <style:text-properties fo:color="#1c1c1c" loext:opacity="100%" fo:font-weight="normal" officeooo:rsid="00c652d6" style:font-weight-asian="normal"/>
    </style:style>
    <style:style style:name="T35" style:family="text">
      <style:text-properties fo:color="#1c1c1c" loext:opacity="100%" fo:font-weight="bold" style:font-weight-asian="bold" style:font-weight-complex="bold"/>
    </style:style>
    <style:style style:name="T36" style:family="text">
      <style:text-properties fo:color="#1c1c1c" loext:opacity="100%" fo:font-weight="bold" officeooo:rsid="00c652d6" style:font-weight-asian="bold" style:font-weight-complex="bold"/>
    </style:style>
    <style:style style:name="T37" style:family="text">
      <style:text-properties fo:color="#1c1c1c" loext:opacity="100%" fo:font-style="italic" fo:font-weight="normal" style:font-style-asian="italic" style:font-weight-asian="normal" style:font-style-complex="italic"/>
    </style:style>
    <style:style style:name="T38" style:family="text">
      <style:text-properties fo:color="#1c1c1c" loext:opacity="100%" fo:font-style="normal" fo:font-weight="normal" style:font-style-asian="normal" style:font-weight-asian="normal" style:font-style-complex="normal"/>
    </style:style>
    <style:style style:name="T39" style:family="text">
      <style:text-properties fo:color="#1c1c1c" loext:opacity="100%" fo:font-style="normal" fo:font-weight="bold" style:font-style-asian="normal" style:font-weight-asian="bold" style:font-style-complex="normal" style:font-weight-complex="bold"/>
    </style:style>
    <style:style style:name="T40" style:family="text">
      <style:text-properties fo:color="#1c1c1c" loext:opacity="100%" fo:font-style="normal" fo:font-weight="bold" officeooo:rsid="00c652d6" style:font-style-asian="normal" style:font-weight-asian="bold" style:font-style-complex="normal" style:font-weight-complex="bold"/>
    </style:style>
    <style:style style:name="T41" style:family="text">
      <style:text-properties fo:color="#1c1c1c" loext:opacity="100%" style:font-name="Calibri1"/>
    </style:style>
    <style:style style:name="T42" style:family="text">
      <style:text-properties fo:color="#1c1c1c" loext:opacity="100%" style:font-name="Calibri1" fo:font-weight="bold" officeooo:rsid="00c652d6" style:font-weight-asian="bold" style:font-weight-complex="bold"/>
    </style:style>
    <style:style style:name="T43" style:family="text">
      <style:text-properties fo:font-size="15pt" style:font-size-asian="15pt" style:font-size-complex="15pt"/>
    </style:style>
    <style:style style:name="T44" style:family="text">
      <style:text-properties officeooo:rsid="00e18376"/>
    </style:style>
    <style:style style:name="T45" style:family="text"/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5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100%" draw:green="6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6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20%" draw:green="60%" draw:blue="10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049cm" svg:stroke-color="#990000" draw:marker-start-width="0.427cm" draw:marker-end-width="0.427cm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.049cm" svg:stroke-color="#ff9900" draw:marker-start-width="0.427cm" draw:marker-end-width="0.427cm" draw:fill-color="#ff9900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width="0.049cm" svg:stroke-color="#009900" draw:marker-start-width="0.427cm" draw:marker-end-width="0.427cm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width="0.049cm" svg:stroke-color="#3399ff" draw:marker-start-width="0.427cm" draw:marker-end-width="0.427cm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stroke="none" svg:stroke-color="#ffffff" draw:fill-color="#98fb98" draw:textarea-horizontal-align="justify" draw:textarea-vertical-align="middle" draw:auto-grow-height="false" fo:min-height="1.002cm" fo:min-width="2.455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stroke="none" svg:stroke-width="0cm" svg:stroke-color="#ffffff" draw:marker-start-width="0.353cm" draw:marker-end-width="0.353cm" svg:stroke-opacity="0%" draw:fill-color="#a0522d" draw:textarea-horizontal-align="justify" draw:textarea-vertical-align="middle" draw:auto-grow-height="false" fo:min-height="2.006cm" fo:min-width="1.312cm" fo:padding-top="0cm" fo:padding-bottom="0cm" fo:padding-left="0cm" fo:padding-right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stroke="none" svg:stroke-color="#ffffff" draw:fill-color="#98fb98" draw:textarea-horizontal-align="justify" draw:textarea-vertical-align="middle" draw:auto-grow-height="false" fo:min-height="1cm" fo:min-width="2.455cm" style:run-through="back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draw:stroke="none" svg:stroke-width="0cm" svg:stroke-color="#ffffff" draw:marker-start-width="0.353cm" draw:marker-end-width="0.353cm" svg:stroke-opacity="0%" draw:fill-color="#87ceeb" draw:textarea-horizontal-align="justify" draw:textarea-vertical-align="middle" draw:auto-grow-height="false" fo:min-height="2.006cm" fo:min-width="1.312cm" fo:padding-top="0cm" fo:padding-bottom="0cm" fo:padding-left="0cm" fo:padding-right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5" text:outline-level="2"><draw:frame draw:style-name="fr4" draw:name="eduction_picture" text:anchor-type="paragraph" svg:x="0.314cm" svg:y="0.258cm" svg:width="0.801cm" svg:height="0.801cm" draw:z-index="5"><draw:image xlink:href="Pictures/10000468000032200000322051B013BF16C622B1.svg" xlink:type="simple" xlink:show="embed" xlink:actuate="onLoad" draw:mime-type="image/svg+xml"/><draw:image xlink:href="Pictures/10000001000001E5000001E511B5B7372FE5F7E2.png" xlink:type="simple" xlink:show="embed" xlink:actuate="onLoad" draw:mime-type="image/png"/></draw:frame><draw:line text:anchor-type="paragraph" draw:z-index="7" draw:name="Forme4" draw:style-name="gr4" draw:text-style-name="P34" svg:x1="9.527cm" svg:y1="0.693cm" svg:x2="16.937cm" svg:y2="0.693cm"><text:p/></draw:line>Diplômes et Formations</text:h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Standard"><text:span text:style-name="T10">Titre Développeur Web Web Mobile</text:span><text:span text:style-name="T20">, </text:span><text:span text:style-name="T25">2022</text:span><text:span text:style-name="T22"> | </text:span><text:a xlink:type="simple" xlink:href="https://www.francecompetences.fr/recherche/rncp/31114/" text:style-name="Internet_20_link" text:visited-style-name="Visited_20_Internet_20_Link"><text:span text:style-name="T30">RNCP ( bac +2 )</text:span></text:a><text:span text:style-name="T24"> | </text:span><text:a xlink:type="simple" xlink:href="https://oclock.io/" text:style-name="Internet_20_link" text:visited-style-name="Visited_20_Internet_20_Link"><text:span text:style-name="T27">O'Clock</text:span></text:a><text:span text:style-name="T20"> Télé-présentiel </text:span><text:a xlink:type="simple" xlink:href="https://oclock.io/" text:style-name="Internet_20_link" text:visited-style-name="Visited_20_Internet_20_Link"><text:span text:style-name="T27">O'clock</text:span></text:a><text:span text:style-name="T20"> est un organisme de formation spécialisé dans les métiers du numérique et en particulier du développement web.</text:span></text:p>
          </table:table-cell>
        </table:table-row>
        <table:table-row>
          <table:table-cell table:style-name="Tableau2.A1" office:value-type="string">
            <text:p text:style-name="P12"><text:span text:style-name="T11">Certificat OPQUAST</text:span><text:span text:style-name="T20">, </text:span><text:span text:style-name="T25">2022</text:span><text:span text:style-name="T22"> | </text:span><text:a xlink:type="simple" xlink:href="https://www.opquast.com/" text:style-name="Internet_20_link" text:visited-style-name="Visited_20_Internet_20_Link"><text:span text:style-name="T28">Opquast</text:span></text:a><text:span text:style-name="T23"> </text:span><text:span text:style-name="T21">Maîtrise de la qualité en projet web. Niveau Confirmé</text:span></text:p>
          </table:table-cell>
        </table:table-row>
        <table:table-row>
          <table:table-cell table:style-name="Tableau2.A1" office:value-type="string">
            <text:p text:style-name="P12"><text:span text:style-name="T10">Formation Modules WEB/Multimédia/NTIC</text:span><text:span text:style-name="T21">, </text:span><text:span text:style-name="T25">2011</text:span><text:span text:style-name="T22"> | </text:span><text:a xlink:type="simple" xlink:href="https://lidem.eu/" text:style-name="Internet_20_link" text:visited-style-name="Visited_20_Internet_20_Link"><text:span text:style-name="T29">IDEM 66</text:span></text:a><text:span text:style-name="T21"> | Le Soler 66 Prendre en charge le développement d’applications informatiques dans le cadre de projets dont l’objectif est l’automatisation d’un ou plusieurs processus de l’entreprise, participer à toutes les étapes de la réalisation de l’application ou du site web, assurer la maintenance corrective.</text:span></text:p>
          </table:table-cell>
        </table:table-row>
      </table:table>
      <text:h text:style-name="P26" text:outline-level="2" text:is-list-header="true"><draw:frame draw:style-name="fr3" draw:name="experiences_picture" text:anchor-type="paragraph" svg:x="0.27cm" svg:y="0.31cm" svg:width="0.801cm" svg:height="0.801cm" draw:z-index="6"><draw:image xlink:href="Pictures/100006250000340F0000340F4C5B82708FFBB11B.svg" xlink:type="simple" xlink:show="embed" xlink:actuate="onLoad" draw:mime-type="image/svg+xml"/><draw:image xlink:href="Pictures/10000001000001F8000001F8DD110216444EC1D3.png" xlink:type="simple" xlink:show="embed" xlink:actuate="onLoad" draw:mime-type="image/png"/></draw:frame><draw:line text:anchor-type="paragraph" draw:z-index="8" draw:name="Forme4" draw:style-name="gr3" draw:text-style-name="P36" svg:x1="11.686cm" svg:y1="0.695cm" svg:x2="17.015cm" svg:y2="0.695cm"><text:p/></draw:line><text:span text:style-name="T12"><text:s/></text:span><text:span text:style-name="T16">EXPÉRIENCES </text:span><text:span text:style-name="T17">Professionnelles</text:span></text:h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15">2022</text:p>
          </table:table-cell>
          <table:table-cell table:style-name="Tableau3.A1" office:value-type="string">
            <text:p text:style-name="P17"><text:span text:style-name="T13">Développeur Web</text:span>, <text:span text:style-name="T5">O’clock projet de fin d’études</text:span>, </text:p>
            <text:p text:style-name="Standard">Participation à la réalisation du <text:a xlink:type="simple" xlink:href="https://github.com/thierrycharriot/moving-plugin" text:style-name="Internet_20_link" text:visited-style-name="Visited_20_Internet_20_Link">plugin WordPress</text:a>.</text:p>
            <text:p text:style-name="Standard">Participation à l’intégration d’une carte <text:a xlink:type="simple" xlink:href="https://github.com/thierrycharriot/moving-vue" text:style-name="Internet_20_link" text:visited-style-name="Visited_20_Internet_20_Link">OpenStreeMap au travers de l’API LeafLet et VueJS</text:a>.</text:p>
          </table:table-cell>
        </table:table-row>
        <table:table-row>
          <table:table-cell table:style-name="Tableau3.A1" office:value-type="string">
            <text:p text:style-name="P16">2020</text:p>
          </table:table-cell>
          <table:table-cell table:style-name="Tableau3.A1" office:value-type="string">
            <text:p text:style-name="P14"><text:span text:style-name="T13">Formateur DWWM CCP1</text:span>, <text:span text:style-name="T6">AFPA Mornac 16</text:span>, </text:p>
            <text:p text:style-name="P14">Accompagnement stagiaire certification CCP1 Développement Web et Web Mobile.</text:p>
            <text:p text:style-name="P14">Cahier des charges, HTML, CSS, jQuery, WordPress.</text:p>
            <text:p text:style-name="P14">Intégration cms WordPress pour une entreprise.</text:p>
          </table:table-cell>
        </table:table-row>
        <table:table-row>
          <table:table-cell table:style-name="Tableau3.A1" office:value-type="string">
            <text:p text:style-name="P13">2016</text:p>
            <text:p text:style-name="Standard"><text:span text:style-name="T19">2012</text:span> </text:p>
          </table:table-cell>
          <table:table-cell table:style-name="Tableau3.A1" office:value-type="string">
            <text:p text:style-name="P14"><text:span text:style-name="T14">Auto Entrepreneur</text:span>, <text:span text:style-name="T7">Matha 17160</text:span>, </text:p>
            <text:p text:style-name="P14">Installation et mise en service postes de travail sous environnements GNU/Linux.</text:p>
            <text:p text:style-name="P14">Diagnostique, dépannage ordinateurs Windows et GNU/Linux.</text:p>
            <text:p text:style-name="P14">Créations site Web ( <text:a xlink:type="simple" xlink:href="https://www.spip.net/fr_rubrique91.html" text:style-name="Internet_20_link" text:visited-style-name="Visited_20_Internet_20_Link">SPIP</text:a> ) pour associations randonneurs.</text:p>
          </table:table-cell>
        </table:table-row>
        <table:table-row>
          <table:table-cell table:style-name="Tableau3.A1" office:value-type="string">
            <text:p text:style-name="P22">2002</text:p>
            <text:p text:style-name="P22">2011</text:p>
          </table:table-cell>
          <table:table-cell table:style-name="Tableau3.A1" office:value-type="string">
            <text:p text:style-name="P23">Monteur câbleur,</text:p>
            <text:p text:style-name="P2">Monteur régleu<text:span text:style-name="T1">r </text:span><text:span text:style-name="T41">sur pressuriseurs </text:span><text:span text:style-name="T42">Selecom 66500 Prades</text:span></text:p>
            <text:p text:style-name="P2">Opérateur sur machine automatisés <text:span text:style-name="T8">Siemens 3100 Toulouse</text:span></text:p>
          </table:table-cell>
        </table:table-row>
        <table:table-row>
          <table:table-cell table:style-name="Tableau3.A1" office:value-type="string">
            <text:p text:style-name="P21">1987 </text:p>
            <text:p text:style-name="P21">1998</text:p>
          </table:table-cell>
          <table:table-cell table:style-name="Tableau3.A1" office:value-type="string">
            <text:p text:style-name="P20"><text:span text:style-name="T15">Technicien Extérieur et Atelier en Dépannage Électroménager</text:span><text:span text:style-name="T35">.</text:span><text:span text:style-name="T31"> Tous les appareils </text:span><text:span text:style-name="T33">b</text:span><text:span text:style-name="T38">lancs + recharge frigorifique à domicile : contact, dépannage et facturation clientèle. </text:span><text:span text:style-name="T40">Conforama Service</text:span><text:span text:style-name="T39"> <text:s text:c="2"/></text:span><text:span text:style-name="T40">11100 Narbonne</text:span><text:span text:style-name="T39"> </text:span><text:span text:style-name="T37"><text:s text:c="14"/></text:span></text:p>
          </table:table-cell>
        </table:table-row>
        <table:table-row>
          <table:table-cell table:style-name="Tableau3.A1" office:value-type="string">
            <text:p text:style-name="P18">1981</text:p>
            <text:p text:style-name="P18">1995</text:p>
          </table:table-cell>
          <table:table-cell table:style-name="Tableau3.A1" office:value-type="string">
            <text:p text:style-name="P19"><text:span text:style-name="T15">Manutentionnaire</text:span><text:span text:style-name="T32">, </text:span><text:span text:style-name="T15">magasinier</text:span><text:span text:style-name="T32"> puis </text:span><text:span text:style-name="T15">monteur-câbleur</text:span><text:span text:style-name="T32"> </text:span><text:span text:style-name="T31">(armoires standard téléphonique). <text:s/></text:span><text:span text:style-name="T36">Jeumont-Schneider</text:span><text:span text:style-name="T34"> </text:span><text:span text:style-name="T36">77430 Champagne sur seine</text:span></text:p>
          </table:table-cell>
        </table:table-row>
      </table:table>
      <text:h text:style-name="P27" text:outline-level="2" text:is-list-header="true"><draw:frame draw:style-name="fr2" draw:name="skill_piscture" text:anchor-type="paragraph" svg:x="0.27cm" svg:y="0.259cm" svg:width="0.801cm" svg:height="0.801cm" draw:z-index="9"><draw:image xlink:href="Pictures/1000096600002ACA00002ACA4817784B3259CE3B.svg" xlink:type="simple" xlink:show="embed" xlink:actuate="onLoad" draw:mime-type="image/svg+xml"/><draw:image xlink:href="Pictures/100000010000019E0000019E465C037EC63326B8.png" xlink:type="simple" xlink:show="embed" xlink:actuate="onLoad" draw:mime-type="image/png"/></draw:frame><draw:line text:anchor-type="paragraph" draw:z-index="10" draw:name="Forme4" draw:style-name="gr2" draw:text-style-name="P35" svg:x1="5.93cm" svg:y1="0.646cm" svg:x2="16.947cm" svg:y2="0.646cm"><text:p/></draw:line><text:s/><text:span text:style-name="T43">Compétences</text:span></text:h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h text:style-name="P29" text:outline-level="3">Atouts</text:h>
            <text:p text:style-name="P24">Curieux, très curieux,</text:p>
            <text:p text:style-name="P9">Enthousiaste,</text:p>
            <text:p text:style-name="P9">Motivé,</text:p>
            <text:p text:style-name="P9">Passionné,</text:p>
            <text:p text:style-name="P9">Rigoureux,</text:p>
            <text:p text:style-name="P9">Volontaire</text:p>
          </table:table-cell>
          <table:table-cell table:style-name="Tableau1.A1" office:value-type="string">
            <text:h text:style-name="P30" text:outline-level="3"><text:s/><text:span text:style-name="T18">Développement</text:span></text:h>
            <text:p text:style-name="P32"><text:s/><text:span text:style-name="T26">HTML/CSS</text:span>,</text:p>
            <text:p text:style-name="P33"><text:s/><text:span text:style-name="T26">JavaScript</text:span>,</text:p>
            <text:p text:style-name="P33"><text:s/><text:span text:style-name="T26">PHP/MYSQL</text:span>,</text:p>
            <text:p text:style-name="P33"><text:s/><text:span text:style-name="T26">WordPress</text:span>, <text:span text:style-name="T44">SPIP,</text:span></text:p>
            <text:p text:style-name="P33"><text:s/>GNU / Linux / bash</text:p>
            <text:p text:style-name="P11"/>
          </table:table-cell>
        </table:table-row>
      </table:table>
      <text:h text:style-name="P28" text:outline-level="2" text:is-list-header="true"><draw:frame draw:style-name="fr1" draw:name="interest_picture" text:anchor-type="paragraph" svg:x="0.305cm" svg:y="0.25cm" svg:width="0.801cm" svg:height="0.801cm" draw:z-index="11"><draw:image xlink:href="Pictures/100003BE00002E7F00002E7F55AFD5269404576E.svg" xlink:type="simple" xlink:show="embed" xlink:actuate="onLoad" draw:mime-type="image/svg+xml"/><draw:image xlink:href="Pictures/10000001000001C2000001C2765DCD8234BFDBF7.png" xlink:type="simple" xlink:show="embed" xlink:actuate="onLoad" draw:mime-type="image/png"/></draw:frame><draw:line text:anchor-type="paragraph" draw:z-index="12" draw:name="Forme6" draw:style-name="gr1" draw:text-style-name="P34" svg:x1="4.399cm" svg:y1="0.691cm" svg:x2="17.007cm" svg:y2="0.691cm"><text:p/></draw:line><text:s/><text:span text:style-name="T43">Intérêts</text:span></text:h>
      <text:p text:style-name="P10"><text:tab/>Nano ordinateurs Raspberry Pi,</text:p>
      <text:p text:style-name="P10"><text:tab/>Microcontrôleurs Raspberry Pi,</text:p>
      <text:p text:style-name="P10"><text:tab/>Imprimantes 3D (reprap)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adornments="Gras" style:font-family-generic="swiss" style:font-pitch="variable"/>
    <style:font-face style:name="Calibri3" svg:font-family="Calibri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fr" fo:country="FR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color="#262626" loext:opacity="100%" style:font-name="Calibri2" fo:font-family="Calibri" style:font-style-name="Gras" style:font-family-generic="swiss" style:font-pitch="variable" fo:font-size="9pt" fo:font-weight="normal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style:font-name="Calibri2" fo:font-family="Calibri" style:font-style-name="Gras" style:font-family-generic="swiss" style:font-pitch="variable" fo:font-size="22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loext:graphic-properties draw:fill-image-width="0cm" draw:fill-image-height="0cm"/>
      <style:paragraph-properties fo:margin-left="2cm" fo:margin-right="0cm" fo:margin-top="0.353cm" fo:margin-bottom="0.212cm" style:contextual-spacing="false" fo:text-indent="-0.76cm" style:auto-text-indent="false" style:page-number="auto" fo:padding="0cm" fo:border="none" style:shadow="none">
        <style:tab-stops/>
      </style:paragraph-properties>
      <style:text-properties fo:text-transform="uppercase" style:font-name="Calibri3" fo:font-family="Calibri" style:font-style-name="Normal" style:font-family-generic="swiss" style:font-pitch="variable" fo:font-size="14pt" style:text-underline-style="none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top="0.247cm" fo:margin-bottom="0.212cm" style:contextual-spacing="false" fo:text-align="start" style:justify-single-word="false" style:page-number="auto"/>
      <style:text-properties style:font-name="Calibri2" fo:font-family="Calibri" style:font-style-name="Gras" style:font-family-generic="swiss" style:font-pitch="variable" fo:font-size="90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style:shadow="none"/>
    </style:style>
    <style:style style:name="Table_20_Heading" style:display-name="Table Heading" style:family="paragraph" style:parent-style-name="Table_20_Contents" style:class="extra"/>
    <style:style style:name="List_20_Heading" style:display-name="List Heading" style:family="paragraph" style:parent-style-name="Standard" style:class="html"/>
    <style:style style:name="List_20_Contents" style:display-name="List Contents" style:family="paragraph" style:parent-style-name="Standard" style:class="html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/>
    <style:style style:name="Default" style:family="paragraph" style:default-outline-level="">
      <style:paragraph-properties fo:text-align="start" style:justify-single-word="false"/>
      <style:text-properties fo:color="#000000" loext:opacity="100%" style:font-name="Calibri" fo:font-family="Calibri" style:font-family-generic="roman" style:font-pitch="variable" fo:font-size="12pt" style:font-size-asian="12pt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au4" style:family="table">
      <style:table-properties style:width="17.09cm" fo:margin-left="0cm" table:align="left"/>
    </style:style>
    <style:style style:name="Tableau4.A" style:family="table-column">
      <style:table-column-properties style:column-width="1.995cm"/>
    </style:style>
    <style:style style:name="Tableau4.B" style:family="table-column">
      <style:table-column-properties style:column-width="5.907cm"/>
    </style:style>
    <style:style style:name="Tableau4.C" style:family="table-column">
      <style:table-column-properties style:column-width="9.188cm"/>
    </style:style>
    <style:style style:name="Tableau4.1" style:family="table-row">
      <style:table-row-properties style:min-row-height="2.293cm"/>
    </style:style>
    <style:style style:name="Tableau4.A1" style:family="table-cell">
      <style:table-cell-properties fo:padding="0.097cm" fo:border="none"/>
    </style:style>
    <style:style style:name="MP1" style:family="paragraph" style:parent-style-name="Standard">
      <style:paragraph-properties fo:text-align="start" style:justify-single-word="false"/>
      <style:text-properties fo:color="#000000" loext:opacity="100%" style:font-name="Calibri1" fo:font-size="10pt" officeooo:rsid="002a189e" officeooo:paragraph-rsid="00840fe7" style:font-size-asian="10pt" style:font-size-complex="10pt"/>
    </style:style>
    <style:style style:name="MP2" style:family="paragraph">
      <loext:graphic-properties draw:fill-color="#87ceeb"/>
      <style:text-properties fo:font-size="12pt"/>
    </style:style>
    <style:style style:name="MP3" style:family="paragraph">
      <loext:graphic-properties draw:fill-color="#98fb98"/>
    </style:style>
    <style:style style:name="MP4" style:family="paragraph" style:parent-style-name="Standard">
      <style:paragraph-properties fo:text-align="start" style:justify-single-word="false"/>
      <style:text-properties fo:color="#0c0c0c" loext:opacity="100%" style:font-name="Calibri1" fo:font-size="12pt" fo:font-weight="bold" officeooo:rsid="0092b033" officeooo:paragraph-rsid="0092b033" style:font-size-asian="12pt" style:font-weight-asian="bold" style:font-size-complex="12pt" style:font-weight-complex="bold"/>
    </style:style>
    <style:style style:name="MP5" style:family="paragraph" style:parent-style-name="Standard">
      <style:text-properties officeooo:rsid="0092b033"/>
    </style:style>
    <style:style style:name="MP6" style:family="paragraph" style:parent-style-name="Standard">
      <style:paragraph-properties fo:text-align="start" style:justify-single-word="false"/>
      <style:text-properties fo:color="#0c0c0c" loext:opacity="100%" style:font-name="Calibri1" fo:font-size="10pt" fo:language="en" fo:country="US" fo:font-style="italic" officeooo:rsid="008024c3" officeooo:paragraph-rsid="00be6f5f" style:font-size-asian="10pt" style:font-style-asian="italic" style:font-size-complex="10pt" style:font-style-complex="italic"/>
    </style:style>
    <style:style style:name="MP7" style:family="paragraph" style:parent-style-name="Standard">
      <style:text-properties fo:font-weight="bold" style:font-weight-asian="bold" style:font-weight-complex="bold"/>
    </style:style>
    <style:style style:name="MP8" style:family="paragraph" style:parent-style-name="Standard">
      <style:text-properties officeooo:paragraph-rsid="0096479b"/>
    </style:style>
    <style:style style:name="MP9" style:family="paragraph" style:parent-style-name="Standard">
      <style:text-properties officeooo:rsid="0096479b"/>
    </style:style>
    <style:style style:name="MP10" style:family="paragraph">
      <loext:graphic-properties draw:fill-color="#a0522d"/>
    </style:style>
    <style:style style:name="MP11" style:family="paragraph">
      <loext:graphic-properties draw:fill-color="#98fb98"/>
      <style:text-properties fo:font-size="12pt"/>
    </style:style>
    <style:style style:name="MP12" style:family="paragraph" style:parent-style-name="Title">
      <style:text-properties fo:font-size="18pt" officeooo:rsid="00d4b186" officeooo:paragraph-rsid="00d4b186" style:font-size-asian="18pt" style:font-size-complex="18pt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officeooo:rsid="0096479b"/>
    </style:style>
    <style:style style:name="MT3" style:family="text">
      <style:text-properties fo:font-weight="bold" officeooo:rsid="00d99542" style:font-weight-asian="bold" style:font-weight-complex="bold"/>
    </style:style>
    <style:style style:name="MT4" style:family="text"/>
    <style:style style:name="MT5" style:family="text">
      <style:text-properties fo:font-weight="bold" officeooo:rsid="0096479b" style:font-weight-asian="bold" style:font-weight-complex="bold"/>
    </style:style>
    <style:style style:name="M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svg:stroke-width="0cm" svg:stroke-color="#ffffff" draw:marker-start-width="0.353cm" draw:marker-end-width="0.353cm" svg:stroke-opacity="0%" draw:fill-color="#87ceeb" draw:textarea-horizontal-align="justify" draw:textarea-vertical-align="middle" draw:auto-grow-height="false" fo:min-height="2.006cm" fo:min-width="1.312cm" fo:padding-top="0cm" fo:padding-bottom="0cm" fo:padding-left="0cm" fo:padding-right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draw:stroke="none" svg:stroke-color="#ffffff" draw:fill-color="#98fb98" draw:textarea-horizontal-align="justify" draw:textarea-vertical-align="middle" draw:auto-grow-height="false" fo:min-height="1cm" fo:min-width="2.455cm" style:run-through="back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3" style:family="graphic">
      <style:graphic-properties draw:stroke="none" svg:stroke-width="0cm" svg:stroke-color="#ffffff" draw:marker-start-width="0.353cm" draw:marker-end-width="0.353cm" svg:stroke-opacity="0%" draw:fill-color="#a0522d" draw:textarea-horizontal-align="justify" draw:textarea-vertical-align="middle" draw:auto-grow-height="false" fo:min-height="2.006cm" fo:min-width="1.312cm" fo:padding-top="0cm" fo:padding-bottom="0cm" fo:padding-left="0cm" fo:padding-right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4" style:family="graphic">
      <style:graphic-properties draw:stroke="none" svg:stroke-color="#ffffff" draw:fill-color="#98fb98" draw:textarea-horizontal-align="justify" draw:textarea-vertical-align="middle" draw:auto-grow-height="false" fo:min-height="1.002cm" fo:min-width="2.455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eau4" table:style-name="Tableau4">
          <table:table-column table:style-name="Tableau4.A"/>
          <table:table-column table:style-name="Tableau4.B"/>
          <table:table-column table:style-name="Tableau4.C"/>
          <table:table-row table:style-name="Tableau4.1">
            <table:table-cell table:style-name="Tableau4.A1" office:value-type="string">
              <text:p text:style-name="MP1"><draw:custom-shape text:anchor-type="paragraph" draw:z-index="0" draw:name="Forme 1" draw:style-name="Mgr1" draw:text-style-name="MP2" svg:width="2.624cm" svg:height="6.188cm" draw:transform="rotate (-1.5707963267949) translate (4.09045833333333cm -2.09726388888889cm)"><text:p/><draw:enhanced-geometry svg:viewBox="0 0 21600 21600" draw:glue-points="0 0 0 10800 0 21600 10800 21600 21600 21600 10800 10800" draw:text-areas="1900 12700 12700 19700" draw:type="right-triangle" draw:enhanced-path="M 0 0 L 21600 21600 0 21600 0 0 Z N"/></draw:custom-shape><draw:custom-shape text:anchor-type="paragraph" draw:z-index="1" draw:name="Forme 2" draw:style-name="Mgr2" draw:text-style-name="MP3" svg:width="4.908cm" svg:height="3.084cm" draw:transform="rotate (-1.5707963267949) translate (0.986013888888889cm -2.09726388888889cm)"><text:p/><draw:enhanced-geometry svg:viewBox="0 0 21600 21600" draw:glue-points="0 0 0 10800 0 21600 10800 21600 21600 21600 10800 10800" draw:text-areas="1900 12700 12700 19700" draw:type="right-triangle" draw:enhanced-path="M 0 0 L 21600 21600 0 21600 0 0 Z N"/></draw:custom-shape><draw:frame draw:style-name="Mfr1" draw:name="Image2" text:anchor-type="char" svg:width="1.739cm" svg:height="2.318cm" draw:z-index="4"><draw:image xlink:href="Pictures/100000000000099000000CC03E0DCC491AE87FC7.jpg" xlink:type="simple" xlink:show="embed" xlink:actuate="onLoad" draw:mime-type="image/jpeg"/></draw:frame></text:p>
            </table:table-cell>
            <table:table-cell table:style-name="Tableau4.A1" office:value-type="string">
              <text:p text:style-name="MP4">Thierry Charriot</text:p>
              <text:p text:style-name="MP5">12rue des Palombes</text:p>
              <text:p text:style-name="MP5">17160 Matha</text:p>
              <text:p text:style-name="MP5"/>
              <text:p text:style-name="MP6"/>
            </table:table-cell>
            <table:table-cell table:style-name="Tableau4.A1" office:value-type="string">
              <text:p text:style-name="MP7"/>
              <text:p text:style-name="Standard"><text:span text:style-name="MT1">E-Mail</text:span>: <text:span text:style-name="MT2">mrthierrycharriot@gmail.com</text:span></text:p>
              <text:p text:style-name="Standard"><text:span text:style-name="MT3">Portfolio</text:span>: <text:a xlink:type="simple" xlink:href="https://thierrycharriot.fr/" text:style-name="Internet_20_link" text:visited-style-name="Visited_20_Internet_20_Link">Thierry Charriot</text:a></text:p>
              <text:p text:style-name="Standard"><text:span text:style-name="MT1">Linkedin</text:span>: <text:a xlink:type="simple" xlink:href="https://www.linkedin.com/in/thierry-charriot/" text:style-name="Internet_20_link" text:visited-style-name="Visited_20_Internet_20_Link">Thierry Charriot</text:a></text:p>
              <text:p text:style-name="MP8"><text:span text:style-name="MT5">Github</text:span>: <text:a xlink:type="simple" xlink:href="https://github.io/thierrycharriot" text:style-name="Internet_20_link" text:visited-style-name="Visited_20_Internet_20_Link">Thierry Charriot</text:a></text:p>
              <text:p text:style-name="MP9"><draw:custom-shape text:anchor-type="paragraph" draw:z-index="2" draw:name="Forme 3" draw:style-name="Mgr3" draw:text-style-name="MP10" svg:width="2.624cm" svg:height="6.187cm" draw:transform="rotate (-1.5707963267949) translate (10.9802083333333cm 23.01875cm)"><text:p/>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</draw:custom-shape><draw:custom-shape text:anchor-type="paragraph" draw:z-index="3" draw:name="Forme 4" draw:style-name="Mgr4" draw:text-style-name="MP11" svg:width="4.908cm" svg:height="3.086cm" draw:transform="rotate (-1.5707963267949) translate (10.9802083333333cm 20.7539166666667cm)"><text:p/>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</draw:custom-shape></text:p>
            </table:table-cell>
          </table:table-row>
        </table:table>
        <text:p text:style-name="MP12">Développeur Web Web Mobile</text:p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1T14:49:58.749664766</meta:creation-date>
    <meta:editing-duration>PT1H50M52S</meta:editing-duration>
    <meta:editing-cycles>65</meta:editing-cycles>
    <meta:generator>LibreOffice/7.3.7.2$Linux_X86_64 LibreOffice_project/30$Build-2</meta:generator>
    <dc:title>test</dc:title>
    <dc:date>2023-11-22T10:18:28.478369980</dc:date>
    <meta:document-statistic meta:table-count="4" meta:image-count="5" meta:object-count="0" meta:page-count="1" meta:paragraph-count="57" meta:word-count="306" meta:character-count="2286" meta:non-whitespace-character-count="2002"/>
  </office:meta>
</office:document-meta>
</file>